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  <table:table-cell table:number-columns-repeated="1018"/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CTION(I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E(0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EK(I)</text:p>
          </table:table-cell>
          <table:table-cell table:style-name="ce1"/>
          <table:table-cell table:style-name="ce1" table:content-validation-name="val2" office:value-type="string">
            <text:p>Not 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>
            <text:p>POS(I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PC(I)</text:p>
          </table:table-cell>
          <table:table-cell table:style-name="ce2"/>
          <table:table-cell table:style-name="ce2" table:content-validation-name="val2" office:value-type="string">
            <text:p>Parsed</text:p>
          </table:table-cell>
          <table:table-cell table:style-name="ce2" table:content-validation-name="val1" office:value-type="string">
            <text:p>Implemented</text:p>
          </table:table-cell>
          <table:table-cell table:style-name="ce2" office:value-type="string">
            <text:p>x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TICKX(J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>
            <text:p>STICKY(J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TAB(I)</text:p>
          </table:table-cell>
          <table:table-cell table:style-name="ce2"/>
          <table:table-cell table:style-name="ce2" table:content-validation-name="val2" office:value-type="string">
            <text:p>Parsed</text:p>
          </table:table-cell>
          <table:table-cell table:style-name="ce2" table:content-validation-name="val1" office:value-type="string">
            <text:p>Not implemented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SR(X)</text:p>
          </table:table-cell>
          <table:table-cell table:style-name="ce1"/>
          <table:table-cell table:style-name="ce1" table:content-validation-name="val2" office:value-type="string">
            <text:p>Not 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KEY(0)</text:p>
          </table:table-cell>
          <table:table-cell table:style-name="ce1"/>
          <table:table-cell table:style-name="ce1" table:content-validation-name="val2" office:value-type="string">
            <text:p>Parsed</text:p>
          </table:table-cell>
          <table:table-cell table:style-name="ce1" table:content-validation-name="val1" office:value-type="string">
            <text:p>Not implemented</text:p>
          </table:table-cell>
          <table:table-cell table:style-name="ce1"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65500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07/28/2011</text:date>, <text:time>16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4T21:57:48</meta:creation-date>
    <dc:date>2011-07-28T16:39:45.75</dc:date>
    <meta:editing-duration>PT130H05M48S</meta:editing-duration>
    <meta:editing-cycles>12</meta:editing-cycles>
    <meta:generator>OpenOffice.org/3.1$Win32 OpenOffice.org_project/310m19$Build-9420</meta:generator>
    <meta:document-statistic meta:table-count="3" meta:cell-count="111" meta:object-count="0"/>
  </office:meta>
</office:document-meta>
</file>